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 style:list-style-name="L7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a xlink:type="simple" xlink:href="http://quexs.sourceforge.net/">queXS</text:a> for Windows (using <text:a xlink:type="simple" xlink:href="http://www.apachefriends.org/en/xampp.html">XAMPP</text:a>)</text:h>
      <text:p text:style-name="P2"/>
      <text:p text:style-name="P2"/>
      <text:p text:style-name="P2"><text:a xlink:type="simple" xlink:href="http://quexs.sourceforge.net/">queXS</text:a> for Windows is simply the <text:a xlink:type="simple" xlink:href="http://quexs.sourceforge.net/">queXS</text:a> package with all the required executable files and configuration to run “out of the box”. This functionality is provided by the <text:a xlink:type="simple" xlink:href="http://www.apachefriends.org/en/xampp.html">XAMPP</text:a> package. I have simply packaged <text:a xlink:type="simple" xlink:href="http://quexs.sourceforge.net/">queXS</text:a> using <text:a xlink:type="simple" xlink:href="http://www.apachefriends.org/en/xampp.html">XAMPP</text:a>, and added <text:a xlink:type="simple" xlink:href="http://adodb.sourceforge.net/">ADOdb</text:a></text:p>
      <text:p text:style-name="P2"/>
      <text:p text:style-name="P2">It may be useful for testing and temporary use – but please note that <text:a xlink:type="simple" xlink:href="http://www.apachefriends.org/en/xampp.html">XAMPP</text:a> is not necessarily secure, and may need to be modified for secure use.</text:p>
      <text:p text:style-name="P2"/>
      <text:h text:style-name="Heading_20_1" text:outline-level="1">Installation:</text:h>
      <text:list text:style-name="L1">
        <text:list-item>
          <text:p text:style-name="P4">Download the <text:a xlink:type="simple" xlink:href="http://quexs.sourceforge.net/">queXS</text:a> for Windows package from SourceForge</text:p>
        </text:list-item>
        <text:list-item>
          <text:p text:style-name="P4">Execute the file to extract it to a root directory (such as <text:a xlink:type="simple" xlink:href="/C:/">c:\</text:a> ) or a usb stick root directory (eg <text:a xlink:type="simple" xlink:href="/E:/">e:\</text:a> ) - It is a <text:a xlink:type="simple" xlink:href="http://www.7-zip.org/">7zip compressed</text:a> self executable file</text:p>
        </text:list-item>
      </text:list>
      <text:list text:style-name="L2">
        <text:list-item>
          <text:list>
            <text:list-item>
              <text:p text:style-name="P5">Please note you will need at least 250Mb free</text:p>
            </text:list-item>
          </text:list>
        </text:list-item>
      </text:list>
      <text:list text:style-name="L1" text:continue-numbering="true">
        <text:list-item>
          <text:p text:style-name="P4">Go to the directory: xampplite</text:p>
        </text:list-item>
      </text:list>
      <text:p text:style-name="P3"/>
      <text:h text:style-name="Heading_20_1" text:outline-level="1">Run:</text:h>
      <text:list text:style-name="L3">
        <text:list-item>
          <text:p text:style-name="P6">Execute the file “mysql_start.bat”</text:p>
        </text:list-item>
        <text:list-item>
          <text:p text:style-name="P6">Execute the file “apache_start.bat”</text:p>
        </text:list-item>
        <text:list-item>
          <text:p text:style-name="P6">Go to: <text:a xlink:type="simple" xlink:href="http://localhost/forbidden/quexs/admin/">http://localhost/forbidden/quexs/admin/</text:a> <text:s/>in your browser</text:p>
        </text:list-item>
      </text:list>
      <text:list text:style-name="L4">
        <text:list-item>
          <text:list>
            <text:list-item>
              <text:p text:style-name="P7">Note you will need to use the default credentials of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8">Username: adam</text:p>
                </text:list-item>
                <text:list-item>
                  <text:p text:style-name="P8">Password: adam</text:p>
                </text:list-item>
              </text:list>
            </text:list-item>
          </text:list>
        </text:list-item>
      </text:list>
      <text:list text:style-name="L3" text:continue-numbering="true">
        <text:list-item>
          <text:p text:style-name="P6">Follow the queXS administration documentation here: <text:a xlink:type="simple" xlink:href="http://quexs.sourceforge.net/documentation/administer.xhtml">http://quexs.sourceforge.net/documentation/administer.xhtml</text:a></text:p>
        </text:list-item>
        <text:list-item>
          <text:p text:style-name="P6">Run queXS as a user by browsing to: <text:a xlink:type="simple" xlink:href="http://localhost/forbidden/quexs/">http://localhost/forbidden/quexs/</text:a></text:p>
        </text:list-item>
      </text:list>
      <text:p text:style-name="P3"/>
      <text:h text:style-name="Heading_20_1" text:outline-level="1">Stop:</text:h>
      <text:list text:style-name="L6">
        <text:list-item>
          <text:p text:style-name="P9">Execute the file “apache_stop.bat”</text:p>
        </text:list-item>
        <text:list-item>
          <text:p text:style-name="P9">Execute the file “mysql_stop.bat”</text:p>
        </text:list-item>
      </text:list>
      <text:p text:style-name="P3"/>
      <text:h text:style-name="Heading_20_1" text:outline-level="1">Modify permissions:</text:h>
      <text:list text:style-name="L7">
        <text:list-item>
          <text:p text:style-name="P10">Edit the file xampplite\htdocs\forbidden\.htpasswd and add usernames and passwords in the format username:password</text:p>
        </text:list-item>
        <text:list-item>
          <text:p text:style-name="P10">Make sure to let queXS know about the new users by going to: <text:a xlink:type="simple" xlink:href="http://localhost/forbidden/quexs/admin/">http://localhost/forbidden/quexs/admin/</text:a> and updating the user list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Adam Zammit</meta:initial-creator>
    <meta:creation-date>2008-03-19T10:47:45</meta:creation-date>
    <dc:creator>Adam Zammit</dc:creator>
    <dc:date>2008-10-17T10:02:16</dc:date>
    <dc:language>en-US</dc:language>
    <meta:editing-cycles>7</meta:editing-cycles>
    <meta:editing-duration>PT3H5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234" meta:character-count="1439"/>
  </office:meta>
</office:document-meta>
</file>